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1117401</text:p>
          </table:table-cell>
          <table:table-cell office:value-type="string" calcext:value-type="string">
            <text:p>202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8204" calcext:value-type="float">
            <text:p>39.1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7401</text:p>
          </table:table-cell>
          <table:table-cell office:value-type="string" calcext:value-type="string">
            <text:p>202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84504" calcext:value-type="float">
            <text:p>39.0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7401</text:p>
          </table:table-cell>
          <table:table-cell office:value-type="string" calcext:value-type="string">
            <text:p>2023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90016" calcext:value-type="float">
            <text:p>38.9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7401</text:p>
          </table:table-cell>
          <table:table-cell office:value-type="string" calcext:value-type="string">
            <text:p>2022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11936" calcext:value-type="float">
            <text:p>39.1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7401</text:p>
          </table:table-cell>
          <table:table-cell office:value-type="string" calcext:value-type="string">
            <text:p>2021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06552" calcext:value-type="float">
            <text:p>38.7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7401</text:p>
          </table:table-cell>
          <table:table-cell office:value-type="string" calcext:value-type="string">
            <text:p>2020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4864" calcext:value-type="float">
            <text:p>38.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7401</text:p>
          </table:table-cell>
          <table:table-cell office:value-type="string" calcext:value-type="string">
            <text:p>2019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81584" calcext:value-type="float">
            <text:p>38.5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7401</text:p>
          </table:table-cell>
          <table:table-cell office:value-type="string" calcext:value-type="string">
            <text:p>2018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8288" calcext:value-type="float">
            <text:p>38.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7401</text:p>
          </table:table-cell>
          <table:table-cell office:value-type="string" calcext:value-type="string">
            <text:p>2017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46888" calcext:value-type="float">
            <text:p>38.3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7401</text:p>
          </table:table-cell>
          <table:table-cell office:value-type="string" calcext:value-type="string">
            <text:p>2016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9812" calcext:value-type="float">
            <text:p>38.2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7401</text:p>
          </table:table-cell>
          <table:table-cell office:value-type="string" calcext:value-type="string">
            <text:p>2014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04216" calcext:value-type="float">
            <text:p>38.3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7401</text:p>
          </table:table-cell>
          <table:table-cell office:value-type="string" calcext:value-type="string">
            <text:p>2014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18872" calcext:value-type="float">
            <text:p>38.2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7401</text:p>
          </table:table-cell>
          <table:table-cell office:value-type="string" calcext:value-type="string">
            <text:p>2012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51816" calcext:value-type="float">
            <text:p>38.1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7401</text:p>
          </table:table-cell>
          <table:table-cell office:value-type="string" calcext:value-type="string">
            <text:p>2012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12192" calcext:value-type="float">
            <text:p>38.1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7401</text:p>
          </table:table-cell>
          <table:table-cell office:value-type="string" calcext:value-type="string">
            <text:p>2011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3904" calcext:value-type="float">
            <text:p>38.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7401</text:p>
          </table:table-cell>
          <table:table-cell office:value-type="string" calcext:value-type="string">
            <text:p>2010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35608" calcext:value-type="float">
            <text:p>39.5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7401</text:p>
          </table:table-cell>
          <table:table-cell office:value-type="string" calcext:value-type="string">
            <text:p>2009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3904" calcext:value-type="float">
            <text:p>38.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7401</text:p>
          </table:table-cell>
          <table:table-cell office:value-type="string" calcext:value-type="string">
            <text:p>2008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59792" calcext:value-type="float">
            <text:p>37.95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7401</text:p>
          </table:table-cell>
          <table:table-cell office:value-type="string" calcext:value-type="string">
            <text:p>2007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04928" calcext:value-type="float">
            <text:p>37.90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7401</text:p>
          </table:table-cell>
          <table:table-cell office:value-type="string" calcext:value-type="string">
            <text:p>2006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83592" calcext:value-type="float">
            <text:p>37.88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7401</text:p>
          </table:table-cell>
          <table:table-cell office:value-type="string" calcext:value-type="string">
            <text:p>2005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3424" calcext:value-type="float">
            <text:p>37.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7401</text:p>
          </table:table-cell>
          <table:table-cell office:value-type="string" calcext:value-type="string">
            <text:p>2004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5616" calcext:value-type="float">
            <text:p>37.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7401</text:p>
          </table:table-cell>
          <table:table-cell office:value-type="string" calcext:value-type="string">
            <text:p>2003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78536" calcext:value-type="float">
            <text:p>38.5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7401</text:p>
          </table:table-cell>
          <table:table-cell office:value-type="string" calcext:value-type="string">
            <text:p>2002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04344" calcext:value-type="float">
            <text:p>37.80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7401</text:p>
          </table:table-cell>
          <table:table-cell office:value-type="string" calcext:value-type="string">
            <text:p>2001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5616" calcext:value-type="float">
            <text:p>37.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7401</text:p>
          </table:table-cell>
          <table:table-cell office:value-type="string" calcext:value-type="string">
            <text:p>2001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44552" calcext:value-type="float">
            <text:p>37.94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7401</text:p>
          </table:table-cell>
          <table:table-cell office:value-type="string" calcext:value-type="string">
            <text:p>1998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83592" calcext:value-type="float">
            <text:p>37.88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7401</text:p>
          </table:table-cell>
          <table:table-cell office:value-type="string" calcext:value-type="string">
            <text:p>1997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714" calcext:value-type="float">
            <text:p>37.8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7401</text:p>
          </table:table-cell>
          <table:table-cell office:value-type="string" calcext:value-type="string">
            <text:p>1996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8664" calcext:value-type="float">
            <text:p>37.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7401</text:p>
          </table:table-cell>
          <table:table-cell office:value-type="string" calcext:value-type="string">
            <text:p>1995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1712" calcext:value-type="float">
            <text:p>37.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7401</text:p>
          </table:table-cell>
          <table:table-cell office:value-type="string" calcext:value-type="string">
            <text:p>1995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1524" calcext:value-type="float">
            <text:p>38.1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7401</text:p>
          </table:table-cell>
          <table:table-cell office:value-type="string" calcext:value-type="string">
            <text:p>1994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57912" calcext:value-type="float">
            <text:p>38.1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7401</text:p>
          </table:table-cell>
          <table:table-cell office:value-type="string" calcext:value-type="string">
            <text:p>1992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4572" calcext:value-type="float">
            <text:p>38.1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7401</text:p>
          </table:table-cell>
          <table:table-cell office:value-type="string" calcext:value-type="string">
            <text:p>1991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67056" calcext:value-type="float">
            <text:p>38.1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7401</text:p>
          </table:table-cell>
          <table:table-cell office:value-type="string" calcext:value-type="string">
            <text:p>1990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73152" calcext:value-type="float">
            <text:p>38.1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7401</text:p>
          </table:table-cell>
          <table:table-cell office:value-type="string" calcext:value-type="string">
            <text:p>1989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15696" calcext:value-type="float">
            <text:p>38.7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7401</text:p>
          </table:table-cell>
          <table:table-cell office:value-type="string" calcext:value-type="string">
            <text:p>1987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0292" calcext:value-type="float">
            <text:p>38.6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7401</text:p>
          </table:table-cell>
          <table:table-cell office:value-type="string" calcext:value-type="string">
            <text:p>1986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17448" calcext:value-type="float">
            <text:p>39.0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7401</text:p>
          </table:table-cell>
          <table:table-cell office:value-type="string" calcext:value-type="string">
            <text:p>1985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00272" calcext:value-type="float">
            <text:p>41.8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7401</text:p>
          </table:table-cell>
          <table:table-cell office:value-type="string" calcext:value-type="string">
            <text:p>198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86328" calcext:value-type="float">
            <text:p>41.4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7401</text:p>
          </table:table-cell>
          <table:table-cell office:value-type="string" calcext:value-type="string">
            <text:p>1983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0228" calcext:value-type="float">
            <text:p>41.1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7401</text:p>
          </table:table-cell>
          <table:table-cell office:value-type="string" calcext:value-type="string">
            <text:p>198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66288" calcext:value-type="float">
            <text:p>41.1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7401</text:p>
          </table:table-cell>
          <table:table-cell office:value-type="string" calcext:value-type="string">
            <text:p>1979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41192" calcext:value-type="float">
            <text:p>41.5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7401</text:p>
          </table:table-cell>
          <table:table-cell office:value-type="string" calcext:value-type="string">
            <text:p>1978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9496" calcext:value-type="float">
            <text:p>43.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7401</text:p>
          </table:table-cell>
          <table:table-cell office:value-type="string" calcext:value-type="string">
            <text:p>1977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39184" calcext:value-type="float">
            <text:p>42.2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7401</text:p>
          </table:table-cell>
          <table:table-cell office:value-type="string" calcext:value-type="string">
            <text:p>1976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53184" calcext:value-type="float">
            <text:p>39.9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7401</text:p>
          </table:table-cell>
          <table:table-cell office:value-type="string" calcext:value-type="string">
            <text:p>197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14856" calcext:value-type="float">
            <text:p>39.6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7401</text:p>
          </table:table-cell>
          <table:table-cell office:value-type="string" calcext:value-type="string">
            <text:p>1972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14472" calcext:value-type="float">
            <text:p>41.1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7401</text:p>
          </table:table-cell>
          <table:table-cell office:value-type="string" calcext:value-type="string">
            <text:p>1971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09984" calcext:value-type="float">
            <text:p>37.20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7401</text:p>
          </table:table-cell>
          <table:table-cell office:value-type="string" calcext:value-type="string">
            <text:p>1970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16664" calcext:value-type="float">
            <text:p>37.31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7401</text:p>
          </table:table-cell>
          <table:table-cell office:value-type="string" calcext:value-type="string">
            <text:p>1969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01168" calcext:value-type="float">
            <text:p>38.3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7401</text:p>
          </table:table-cell>
          <table:table-cell office:value-type="string" calcext:value-type="string">
            <text:p>1968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83336" calcext:value-type="float">
            <text:p>38.8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7401</text:p>
          </table:table-cell>
          <table:table-cell office:value-type="string" calcext:value-type="string">
            <text:p>1967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6744" calcext:value-type="float">
            <text:p>36.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7401</text:p>
          </table:table-cell>
          <table:table-cell office:value-type="string" calcext:value-type="string">
            <text:p>1966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42928" calcext:value-type="float">
            <text:p>37.14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7401</text:p>
          </table:table-cell>
          <table:table-cell office:value-type="string" calcext:value-type="string">
            <text:p>1965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62768" calcext:value-type="float">
            <text:p>35.86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7401</text:p>
          </table:table-cell>
          <table:table-cell office:value-type="string" calcext:value-type="string">
            <text:p>1964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4428" calcext:value-type="float">
            <text:p>34.24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7401</text:p>
          </table:table-cell>
          <table:table-cell office:value-type="string" calcext:value-type="string">
            <text:p>1963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63152" calcext:value-type="float">
            <text:p>34.36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7401</text:p>
          </table:table-cell>
          <table:table-cell office:value-type="string" calcext:value-type="string">
            <text:p>1962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22616" calcext:value-type="float">
            <text:p>33.12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7401</text:p>
          </table:table-cell>
          <table:table-cell office:value-type="string" calcext:value-type="string">
            <text:p>1961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68208" calcext:value-type="float">
            <text:p>33.66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7401</text:p>
          </table:table-cell>
          <table:table-cell office:value-type="string" calcext:value-type="string">
            <text:p>1960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184" calcext:value-type="float">
            <text:p>32.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7401</text:p>
          </table:table-cell>
          <table:table-cell office:value-type="string" calcext:value-type="string">
            <text:p>1959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9376" calcext:value-type="float">
            <text:p>33.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7401</text:p>
          </table:table-cell>
          <table:table-cell office:value-type="string" calcext:value-type="string">
            <text:p>1958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5848" calcext:value-type="float">
            <text:p>33.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14" meta:object-count="0"/>
    <meta:user-defined meta:name="AppVersion">3.0</meta:user-defined>
  </office:meta>
</office:document-meta>
</file>